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svg:stroke-color="#808080" draw:fill="solid" draw:fill-color="#6666ff" draw:textarea-vertical-align="middle"/>
    </style:style>
    <style:style style:name="gr3" style:family="graphic" style:parent-style-name="standard">
      <style:graphic-properties draw:fill="solid" draw:fill-color="#3333ff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dash" draw:stroke-dash="Fine_20_Dashed_20__28_var_29_" draw:textarea-vertical-align="top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243cm" fo:min-width="0.8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Ari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937cm" svg:height="1.651cm" svg:x="4.556cm" svg:y="5.953cm">
          <text:p text:style-name="P1"><text:span text:style-name="T1">Apache Httpd</text:span></text:p>
        </draw:rect>
        <draw:rect draw:style-name="gr2" draw:text-style-name="P4" draw:layer="layout" svg:width="3.048cm" svg:height="0.635cm" draw:transform="skewX (-0.015707963267946) rotate (-0.0150098315683354) translate (5.064cm 6.588cm)">
          <text:p text:style-name="P3"><text:span text:style-name="T2">Angular5 Frontend</text:span></text:p>
        </draw:rect>
        <draw:rect draw:style-name="gr1" draw:text-style-name="P2" xml:id="id3" draw:id="id3" draw:layer="layout" svg:width="3.937cm" svg:height="1.651cm" svg:x="4.557cm" svg:y="8.454cm">
          <text:p text:style-name="P1"><text:span text:style-name="T1">Idmgnt api</text:span></text:p>
        </draw:rect>
        <draw:rect draw:style-name="gr3" draw:text-style-name="P4" draw:layer="layout" svg:width="2.921cm" svg:height="0.635cm" draw:transform="skewX (-0.015707963267946) rotate (-0.0157079632691322) translate (5.065cm 9.089cm)">
          <text:p text:style-name="P3"><text:span text:style-name="T2">Python, Flask</text:span></text:p>
        </draw:rect>
        <draw:rect draw:style-name="gr1" draw:text-style-name="P2" xml:id="id4" draw:id="id4" draw:layer="layout" svg:width="3.937cm" svg:height="1.651cm" svg:x="4.557cm" svg:y="11.054cm">
          <text:p text:style-name="P1"><text:span text:style-name="T1">Config Service</text:span></text:p>
        </draw:rect>
        <draw:rect draw:style-name="gr4" draw:text-style-name="P4" draw:layer="layout" svg:width="3.429cm" svg:height="0.635cm" draw:transform="skewX (-0.0141371669411514) rotate (-0.0134390352415406) translate (4.81cm 11.689cm)">
          <text:p text:style-name="P3"><text:span text:style-name="T2">Java Spring Boot Tomcat</text:span></text:p>
        </draw:rect>
        <draw:rect draw:style-name="gr1" draw:text-style-name="P2" xml:id="id6" draw:id="id6" draw:layer="layout" svg:width="3.937cm" svg:height="1.651cm" svg:x="10.757cm" svg:y="15.254cm">
          <text:p text:style-name="P1"><text:span text:style-name="T1">Grafana frontend</text:span></text:p>
        </draw:rect>
        <draw:rect draw:style-name="gr4" draw:text-style-name="P4" draw:layer="layout" svg:width="2.921cm" svg:height="0.635cm" draw:transform="skewX (-0.015707963267946) rotate (-0.0157079632691322) translate (11.265cm 15.889cm)">
          <text:p text:style-name="P3"><text:span text:style-name="T2">Httpd</text:span></text:p>
        </draw:rect>
        <draw:rect draw:style-name="gr1" draw:text-style-name="P2" xml:id="id2" draw:id="id2" draw:layer="layout" svg:width="3.937cm" svg:height="1.651cm" svg:x="10.779cm" svg:y="12.938cm">
          <text:p text:style-name="P1"><text:span text:style-name="T1">Prometheus</text:span></text:p>
          <text:p text:style-name="P1"><text:span text:style-name="T1">(/Kafka)</text:span></text:p>
        </draw:rect>
        <draw:rect draw:style-name="gr5" draw:text-style-name="P4" xml:id="id5" draw:id="id5" draw:layer="layout" svg:width="2.921cm" svg:height="2.921cm" svg:x="4.948cm" svg:y="15.885cm">
          <text:p text:style-name="P3"><text:span text:style-name="T2">External/Internal </text:span><text:span text:style-name="T2"><text:line-break/></text:span><text:span text:style-name="T2">Distributed Key Value </text:span><text:span text:style-name="T2"><text:line-break/></text:span><text:span text:style-name="T2">Store Backend</text:span></text:p>
        </draw:rect>
        <draw:rect draw:style-name="gr4" draw:text-style-name="P3" draw:layer="layout" svg:width="1.778cm" svg:height="0.889cm" svg:x="5.583cm" svg:y="17.282cm">
          <text:p text:style-name="P3"><text:span text:style-name="T2">Zookeeper/</text:span><text:span text:style-name="T2"><text:line-break/></text:span><text:span text:style-name="T2">Etcd/Consul</text:span><text:span text:style-name="T2"><text:line-break/></text:span><text:span text:style-name="T2">Cluster</text:span></text:p>
        </draw:rect>
        <draw:connector draw:style-name="gr6" draw:text-style-name="P3" draw:layer="layout" svg:x1="8.493cm" svg:y1="6.778cm" svg:x2="10.779cm" svg:y2="13.763cm" draw:start-shape="id1" draw:start-glue-point="1" draw:end-shape="id2" draw:end-glue-point="3" svg:d="M8493 6778h1143v6985h1143">
          <text:p/>
        </draw:connector>
        <draw:connector draw:style-name="gr6" draw:text-style-name="P3" draw:layer="layout" svg:x1="8.494cm" svg:y1="9.279cm" svg:x2="10.779cm" svg:y2="13.763cm" draw:start-shape="id3" draw:start-glue-point="1" draw:end-shape="id2" draw:end-glue-point="3" svg:d="M8494 9279h1143v4484h1142">
          <text:p/>
        </draw:connector>
        <draw:connector draw:style-name="gr6" draw:text-style-name="P3" draw:layer="layout" svg:x1="8.494cm" svg:y1="11.879cm" svg:x2="10.779cm" svg:y2="13.763cm" draw:start-shape="id4" draw:start-glue-point="1" draw:end-shape="id2" draw:end-glue-point="3" svg:d="M8494 11879h1143v1884h1142">
          <text:p/>
        </draw:connector>
        <draw:frame draw:style-name="gr7" draw:text-style-name="P5" draw:layer="layout" svg:width="1.306cm" svg:height="0.493cm" svg:x="8.965cm" svg:y="12.826cm">
          <draw:text-box>
            <text:p><text:span text:style-name="T3">Metrices</text:span></text:p>
          </draw:text-box>
        </draw:frame>
        <draw:connector draw:style-name="gr6" draw:text-style-name="P3" draw:layer="layout" draw:line-skew="0.312cm" svg:x1="7.869cm" svg:y1="17.345cm" svg:x2="10.779cm" svg:y2="13.763cm" draw:start-shape="id5" draw:start-glue-point="1" draw:end-shape="id2" draw:end-glue-point="3" svg:d="M7869 17345h1767v-3582h1143">
          <text:p/>
        </draw:connector>
        <draw:connector draw:style-name="gr8" draw:text-style-name="P3" draw:layer="layout" svg:x1="12.747cm" svg:y1="14.589cm" svg:x2="12.725cm" svg:y2="15.254cm" draw:start-shape="id2" draw:start-glue-point="2" draw:end-shape="id6" draw:end-glue-point="0" svg:d="M12747 14589v333h-22v332">
          <text:p/>
        </draw:connector>
        <draw:rect draw:style-name="gr1" draw:text-style-name="P2" draw:layer="layout" svg:width="3.937cm" svg:height="1.842cm" svg:x="4.558cm" svg:y="13.255cm">
          <text:p text:style-name="P1"><text:span text:style-name="T1">Distributed Encryption</text:span><text:span text:style-name="T1"><text:line-break/></text:span><text:span text:style-name="T1">Cluster</text:span></text:p>
        </draw:rect>
        <draw:rect draw:style-name="gr4" draw:text-style-name="P4" draw:layer="layout" svg:width="3.429cm" svg:height="0.635cm" draw:transform="skewX (-0.0141371669411514) rotate (-0.0134390352415406) translate (4.811cm 14.19cm)">
          <text:p text:style-name="P3"><text:span text:style-name="T2">Vaul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21T13:45:51.81</meta:creation-date>
    <meta:editing-duration>PT5M45S</meta:editing-duration>
    <meta:editing-cycles>4</meta:editing-cycles>
    <meta:generator>OpenOffice/4.1.3$Win32 OpenOffice.org_project/413m1$Build-9783</meta:generator>
    <meta:initial-creator>Amit Thakur</meta:initial-creator>
    <dc:date>2018-10-21T13:51:34.25</dc:date>
    <dc:creator>Amit Thakur</dc:creator>
    <meta:document-statistic meta:object-count="19"/>
  </office:meta>
</office:document-meta>
</file>